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officeooo:paragraph-rsid="000ffe9d"/>
    </style:style>
    <style:style style:name="T1" style:family="text">
      <style:text-properties fo:font-variant="normal" fo:text-transform="none" fo:color="#222222" style:font-name="Arial" fo:font-size="12pt" fo:letter-spacing="normal" fo:font-style="normal" fo:font-weight="normal"/>
    </style:style>
    <style:style style:name="T2" style:family="text">
      <style:text-properties fo:font-variant="normal" fo:text-transform="none" fo:color="#222222" style:font-name="Arial" fo:font-size="12pt" fo:letter-spacing="normal" fo:font-style="normal" fo:font-weight="normal" officeooo:rsid="000ffe9d"/>
    </style:style>
    <style:style style:name="T3" style:family="text">
      <style:text-properties fo:font-variant="normal" fo:text-transform="none" fo:color="#222222" style:font-name="Arial" fo:font-size="12pt" fo:letter-spacing="normal" fo:font-style="normal" fo:font-weight="normal" officeooo:rsid="00101dea"/>
    </style:style>
    <style:style style:name="T4" style:family="text">
      <style:text-properties fo:font-variant="normal" fo:text-transform="none" fo:color="#222222" style:font-name="Arial" fo:font-size="12pt" fo:letter-spacing="normal" fo:font-style="normal" fo:font-weight="bold" style:font-weight-asian="bold" style:font-weight-complex="bold"/>
    </style:style>
    <style:style style:name="T5" style:family="text">
      <style:text-properties fo:font-variant="normal" fo:text-transform="none" fo:color="#222222" style:font-name="Arial" fo:font-size="12pt" fo:letter-spacing="normal" fo:font-style="normal" fo:font-weight="bold" officeooo:rsid="00101dea"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Purpose</text:span><text:line-break/><text:line-break/><text:span text:style-name="T1">To check that all sensors are working and that values required for conversion of raw sensor data are recorded in the attached form for entry into the server-side description.</text:span><text:line-break/><text:line-break/><text:span text:style-name="T4">Tools</text:span><text:line-break/><text:span text:style-name="T1">You will need a digital voltmeter to check voltages on the board.</text:span><text:line-break/><text:line-break/><text:span text:style-name="T4">The board</text:span><text:line-break/><text:line-break/><text:span text:style-name="T1">These diagnostics assume you are using the v2 sensor base board. This board uses screw terminals for the sensor connections which provide voltage measuring points.</text:span><text:line-break/><text:line-break/><text:line-break/><text:span text:style-name="T4">The script</text:span><text:line-break/><text:span text:style-name="T1">Load the Arduino calibration script</text:span></text:p>
      <text:p text:style-name="P1"><text:span text:style-name="T1"/></text:p>
      <text:p text:style-name="P1"><text:a xlink:type="simple" xlink:href="https://github.com/KitWallace/TreeCare/blob/master/arduino/tree-sensor-calibrate-power-on.ino" text:style-name="Internet_20_link" text:visited-style-name="Visited_20_Internet_20_Link"><text:span text:style-name="T1">https://github.com/KitWallace/TreeCare/blob/master/arduino/tree-sensor-calibrate-power-on.ino</text:span></text:a></text:p>
      <text:p text:style-name="P1"><text:span text:style-name="T1"/></text:p>
      <text:p text:style-name="P1"><text:span text:style-name="T1">This script supports testing and calibration of the sensors, including the onboard battery level sensor.</text:span><text:line-break/><text:line-break/><text:span text:style-name="T1">The script uses the same pins as the main sensor script but applies constant power to the power pins. It prints the current sensor values on the serial stream, cycling every 10 seconds.</text:span><text:line-break/><text:line-break/><text:span text:style-name="T4">MAC address</text:span><text:line-break/><text:line-break/><text:span text:style-name="T1">The device MAC address is used to identify the device on the server. Record this on the form.</text:span><text:line-break/><text:line-break/><text:span text:style-name="T4">Moisture sensor</text:span><text:line-break/><text:span text:style-name="T1">The capacitive moisture sensor has three connections: ground, 3.3v and the output voltage which when the sensor is powered on, lies between 0 and something less than 3.3v.</text:span><text:line-break/><text:line-break/><text:span text:style-name="T1">Connect the sensor to its terminals on the board. Check that the voltage between ground and 3.3v is correct and indicates that the sensor is being powered on. Next check that the sensor is working by measuring the voltage on the output terminal when the sensor is in air and when immersed in water. These voltages should be </text:span><text:span text:style-name="T2">around 3v</text:span><text:span text:style-name="T1"> </text:span><text:span text:style-name="T2">for air </text:span><text:span text:style-name="T1">and </text:span><text:span text:style-name="T2">1v for water</text:span><text:span text:style-name="T1">. If they are not or are not repeatable, the sensor is faulty. We have had to return some sensors which have not passed this test.</text:span><text:line-break/><text:line-break/><text:span text:style-name="T1">If the sensor is outputting a sensible voltage, the sensor can be calibrated. Each sensor is slightly different so we need to establish the digital value (in millivolts) measured by the a2d converter on the esp32 chip for air ( 0% moisture) and water (100% moisture). These values will be average values and it is best to wait a minute or so for the sensor to stabilise before noting these values. The value for air should be about </text:span><text:span text:style-name="T3">3000</text:span><text:span text:style-name="T1">, </text:span><text:span text:style-name="T3">t</text:span><text:span text:style-name="T1">hat for water about </text:span><text:span text:style-name="T3">1000.</text:span><text:line-break/><text:line-break/><text:span text:style-name="T1">Record the two values on the calibration form. This data will be used to create the device </text:span><text:soft-page-break/><text:span text:style-name="T1">description on the server.</text:span><text:line-break/><text:line-break/><text:span text:style-name="T4">Temperature sensors.</text:span><text:line-break/><text:line-break/><text:span text:style-name="T1">These do not require calibration but they do need to be distinguished so that they can be installed correctly on site. This is done by attaching a plastic </text:span><text:span text:style-name="T3">tag</text:span><text:span text:style-name="T1"> to each </text:span><text:span text:style-name="T3">marked ‘AIR’ and ‘WATER’</text:span><text:line-break/><text:line-break/><text:span text:style-name="T1">Attach one of the sensors to one of the temperature sensor terminal blocks. Check that the sensor has power.</text:span><text:line-break/><text:line-break/><text:span text:style-name="T1">The output is digital so would need a signal meter to check but these are very reliable devices. Check that the reported temperature is appropriate and that it responds when warmed up in the hand. Tag this sensor as whichever device (air or soil) is reporting.</text:span><text:line-break/><text:line-break/><text:span text:style-name="T1">Repeat for the second sensor. To distinguish between the sensors when they are both connected, just warm one sensor to see which responds.</text:span><text:line-break/><text:line-break/><text:span text:style-name="T1">Check the form when the sensors have been physically marked.</text:span><text:line-break/><text:line-break/><text:span text:style-name="T4">Battery sensor </text:span><text:span text:style-name="T5">(TDB)</text:span><text:line-break/><text:line-break/><text:span text:style-name="T1">The battery level allows us to predict when the battery will fail, but we need to establish the value of a fully charged battery pack.</text:span><text:line-break/><text:line-break/><text:span text:style-name="T1">Put two fully charged batteries in the holder and with the board disconnected from usb power, measure the voltage across the battery pack. Plug the usb in and measure again. <text:s/></text:span><text:span text:style-name="T3">If the battery is fully charged they should be the same (??) . <text:s/>Record this base voltage on the form</text:span><text:line-break/><text:line-break/><text:line-break/><text:line-break/><text:span text:style-name="T4">Form</text:span><text:line-break/><text:line-break/><text:span text:style-name="T1">Mac address:</text:span><text:line-break/><text:line-break/><text:span text:style-name="T1">Moisture sensor air:</text:span><text:line-break/><text:line-break/><text:span text:style-name="T1">Moisture sensor water:</text:span><text:line-break/><text:line-break/><text:span text:style-name="T1">Air temperature tagged:</text:span><text:line-break/><text:line-break/><text:span text:style-name="T1">Soil temperature tagged:</text:span><text:line-break/><text:line-break/><text:span text:style-name="T1">Fully charged battery reading: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16T10:45:11.969000000</meta:creation-date>
    <dc:date>2021-08-16T11:03:58.676000000</dc:date>
    <meta:editing-duration>PT8M37S</meta:editing-duration>
    <meta:editing-cycles>2</meta:editing-cycles>
    <meta:generator>LibreOffice/6.2.0.3$Windows_X86_64 LibreOffice_project/98c6a8a1c6c7b144ce3cc729e34964b47ce25d62</meta:generator>
    <meta:document-statistic meta:table-count="0" meta:image-count="0" meta:object-count="0" meta:page-count="2" meta:paragraph-count="3" meta:word-count="604" meta:character-count="3615" meta:non-whitespace-character-count="2978"/>
  </office:meta>
</office:document-meta>
</file>